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17in"/>
    </style:style>
    <style:style style:name="co3" style:family="table-column">
      <style:table-column-properties fo:break-before="auto" style:column-width="0.9618in"/>
    </style:style>
    <style:style style:name="co4" style:family="table-column">
      <style:table-column-properties fo:break-before="auto" style:column-width="0.87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66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fo:border="none" fo:padding-bottom="0.0193in" fo:padding-left="0.0138in" fo:padding-right="0.0138in" fo:padding-top="0.0193in"/>
    </style:style>
    <style:style style:name="ce3" style:family="table-cell" style:parent-style-name="Default" style:data-style-name="N84">
      <style:table-cell-properties fo:border="none" fo:padding-bottom="0.0193in" fo:padding-left="0.0138in" fo:padding-right="0.0138in" fo:padding-top="0.0193in"/>
      <style:text-properties style:font-name="Arial" style:font-name-asian="WenQuanYi Zen Hei" style:font-name-complex="Lohit Hindi"/>
    </style:style>
    <style:style style:name="ce4" style:family="table-cell" style:parent-style-name="Default" style:data-style-name="N84">
      <style:table-cell-properties fo:border="2.49pt solid #008000" fo:padding-bottom="0.0193in" fo:padding-left="0.0138in" fo:padding-right="0.0138in" fo:padding-top="0.0193in"/>
    </style:style>
    <style:style style:name="ce5" style:family="table-cell" style:parent-style-name="Default" style:data-style-name="N84">
      <style:text-properties fo:font-weight="normal" style:font-weight-asian="normal" style:font-weight-complex="normal"/>
    </style:style>
    <style:style style:name="ce6" style:family="table-cell" style:parent-style-name="Default" style:data-style-name="N84"/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117"/>
    <style:style style:name="ce9" style:family="table-cell" style:parent-style-name="Default" style:data-style-name="N117">
      <style:text-properties style:font-weight-asian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Date difference calculator: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>
            <text:p>Inputs:</text:p>
          </table:table-cell>
          <table:table-cell table:style-name="ce1" office:value-type="string">
            <text:p>Difference</text:p>
          </table:table-cell>
          <table:table-cell table:style-name="ce7" office:value-type="string">
            <text:p>Diff divided by 7:</text:p>
          </table:table-cell>
          <table:table-cell table:style-name="ce7" office:value-type="string">
            <text:p>Diff divided by 11:</text:p>
          </table:table-cell>
          <table:table-cell table:style-name="ce7" office:value-type="string">
            <text:p>Diff divided by 19:</text:p>
          </table:table-cell>
          <table:table-cell table:style-name="ce7" office:value-type="string">
            <text:p>Diff divided by 37:</text:p>
          </table:table-cell>
        </table:table-row>
        <table:table-row table:style-name="ro3">
          <table:table-cell/>
          <table:table-cell office:value-type="string">
            <text:p>Date before:</text:p>
          </table:table-cell>
          <table:table-cell table:style-name="ce2" office:value-type="date" office:date-value="1923-08-02">
            <text:p>1923-08-02</text:p>
          </table:table-cell>
          <table:table-cell table:formula="of:=[.$C$13]-[.C6]" office:value-type="float" office:value="1357">
            <text:p>1357</text:p>
          </table:table-cell>
          <table:table-cell table:style-name="ce8" table:formula="of:=[.D6]/7" office:value-type="float" office:value="193.857142857143">
            <text:p>193.857</text:p>
          </table:table-cell>
          <table:table-cell table:style-name="ce9" table:formula="of:=[.D6]/11" office:value-type="float" office:value="123.363636363636">
            <text:p>123.364</text:p>
          </table:table-cell>
          <table:table-cell table:style-name="ce9" table:formula="of:=[.D6]/19" office:value-type="float" office:value="71.4210526315789">
            <text:p>71.421</text:p>
          </table:table-cell>
          <table:table-cell table:style-name="ce9" table:formula="of:=[.D6]/37" office:value-type="float" office:value="36.6756756756757">
            <text:p>36.676</text:p>
          </table:table-cell>
        </table:table-row>
        <table:table-row table:style-name="ro3">
          <table:table-cell/>
          <table:table-cell office:value-type="string">
            <text:p>Date before:</text:p>
          </table:table-cell>
          <table:table-cell table:style-name="ce2" office:value-type="date" office:date-value="1927-05-31">
            <text:p>1927-05-31</text:p>
          </table:table-cell>
          <table:table-cell table:formula="of:=[.$C$13]-[.C7]" office:value-type="float" office:value="-41">
            <text:p>-41</text:p>
          </table:table-cell>
          <table:table-cell table:style-name="ce8" table:formula="of:=[.D7]/7" office:value-type="float" office:value="-5.85714285714286">
            <text:p>-5.857</text:p>
          </table:table-cell>
          <table:table-cell table:style-name="ce9" table:formula="of:=[.D7]/11" office:value-type="float" office:value="-3.72727272727273">
            <text:p>-3.727</text:p>
          </table:table-cell>
          <table:table-cell table:style-name="ce9" table:formula="of:=[.D7]/19" office:value-type="float" office:value="-2.15789473684211">
            <text:p>-2.158</text:p>
          </table:table-cell>
          <table:table-cell table:style-name="ce9" table:formula="of:=[.D7]/37" office:value-type="float" office:value="-1.10810810810811">
            <text:p>-1.108</text:p>
          </table:table-cell>
        </table:table-row>
        <table:table-row table:style-name="ro3">
          <table:table-cell/>
          <table:table-cell office:value-type="string">
            <text:p>Date before:</text:p>
          </table:table-cell>
          <table:table-cell table:style-name="ce3" office:value-type="date" office:date-value="1927-06-05">
            <text:p>1927-06-05</text:p>
          </table:table-cell>
          <table:table-cell table:formula="of:=[.$C$13]-[.C8]" office:value-type="float" office:value="-46">
            <text:p>-46</text:p>
          </table:table-cell>
          <table:table-cell table:style-name="ce8" table:formula="of:=[.D8]/7" office:value-type="float" office:value="-6.57142857142857">
            <text:p>-6.571</text:p>
          </table:table-cell>
          <table:table-cell table:style-name="ce9" table:formula="of:=[.D8]/11" office:value-type="float" office:value="-4.18181818181818">
            <text:p>-4.182</text:p>
          </table:table-cell>
          <table:table-cell table:style-name="ce9" table:formula="of:=[.D8]/19" office:value-type="float" office:value="-2.42105263157895">
            <text:p>-2.421</text:p>
          </table:table-cell>
          <table:table-cell table:style-name="ce9" table:formula="of:=[.D8]/37" office:value-type="float" office:value="-1.24324324324324">
            <text:p>-1.243</text:p>
          </table:table-cell>
        </table:table-row>
        <table:table-row table:style-name="ro3">
          <table:table-cell/>
          <table:table-cell office:value-type="string">
            <text:p>Date before:</text:p>
          </table:table-cell>
          <table:table-cell table:style-name="ce3" office:value-type="date" office:date-value="1927-06-07">
            <text:p>1927-06-07</text:p>
          </table:table-cell>
          <table:table-cell table:formula="of:=[.$C$13]-[.C9]" office:value-type="float" office:value="-48">
            <text:p>-48</text:p>
          </table:table-cell>
          <table:table-cell table:style-name="ce8" table:formula="of:=[.D9]/7" office:value-type="float" office:value="-6.85714285714286">
            <text:p>-6.857</text:p>
          </table:table-cell>
          <table:table-cell table:style-name="ce9" table:formula="of:=[.D9]/11" office:value-type="float" office:value="-4.36363636363636">
            <text:p>-4.364</text:p>
          </table:table-cell>
          <table:table-cell table:style-name="ce9" table:formula="of:=[.D9]/19" office:value-type="float" office:value="-2.52631578947368">
            <text:p>-2.526</text:p>
          </table:table-cell>
          <table:table-cell table:style-name="ce9" table:formula="of:=[.D9]/37" office:value-type="float" office:value="-1.2972972972973">
            <text:p>-1.297</text:p>
          </table:table-cell>
        </table:table-row>
        <table:table-row table:style-name="ro3">
          <table:table-cell/>
          <table:table-cell office:value-type="string">
            <text:p>Date before:</text:p>
          </table:table-cell>
          <table:table-cell table:style-name="ce3" office:value-type="date" office:date-value="1927-06-11">
            <text:p>1927-06-11</text:p>
          </table:table-cell>
          <table:table-cell table:formula="of:=[.$C$13]-[.C10]" office:value-type="float" office:value="-52">
            <text:p>-52</text:p>
          </table:table-cell>
          <table:table-cell table:style-name="ce8" table:formula="of:=[.D10]/7" office:value-type="float" office:value="-7.42857142857143">
            <text:p>-7.429</text:p>
          </table:table-cell>
          <table:table-cell table:style-name="ce9" table:formula="of:=[.D10]/11" office:value-type="float" office:value="-4.72727272727273">
            <text:p>-4.727</text:p>
          </table:table-cell>
          <table:table-cell table:style-name="ce9" table:formula="of:=[.D10]/19" office:value-type="float" office:value="-2.73684210526316">
            <text:p>-2.737</text:p>
          </table:table-cell>
          <table:table-cell table:style-name="ce9" table:formula="of:=[.D10]/37" office:value-type="float" office:value="-1.40540540540541">
            <text:p>-1.405</text:p>
          </table:table-cell>
        </table:table-row>
        <table:table-row table:style-name="ro3">
          <table:table-cell/>
          <table:table-cell office:value-type="string">
            <text:p>Date before:</text:p>
          </table:table-cell>
          <table:table-cell table:style-name="ce3" office:value-type="date" office:date-value="1927-06-17">
            <text:p>1927-06-17</text:p>
          </table:table-cell>
          <table:table-cell table:formula="of:=[.$C$13]-[.C11]" office:value-type="float" office:value="-58">
            <text:p>-58</text:p>
          </table:table-cell>
          <table:table-cell table:style-name="ce8" table:formula="of:=[.D11]/7" office:value-type="float" office:value="-8.28571428571429">
            <text:p>-8.286</text:p>
          </table:table-cell>
          <table:table-cell table:style-name="ce9" table:formula="of:=[.D11]/11" office:value-type="float" office:value="-5.27272727272727">
            <text:p>-5.273</text:p>
          </table:table-cell>
          <table:table-cell table:style-name="ce9" table:formula="of:=[.D11]/19" office:value-type="float" office:value="-3.05263157894737">
            <text:p>-3.053</text:p>
          </table:table-cell>
          <table:table-cell table:style-name="ce9" table:formula="of:=[.D11]/37" office:value-type="float" office:value="-1.56756756756757">
            <text:p>-1.568</text:p>
          </table:table-cell>
        </table:table-row>
        <table:table-row table:style-name="ro1">
          <table:table-cell table:number-columns-repeated="4"/>
          <table:table-cell table:style-name="ce8"/>
          <table:table-cell table:style-name="ce9" table:number-columns-repeated="3"/>
        </table:table-row>
        <table:table-row table:style-name="ro3">
          <table:table-cell/>
          <table:table-cell office:value-type="string">
            <text:p>Base Date:</text:p>
          </table:table-cell>
          <table:table-cell table:style-name="ce4" office:value-type="date" office:date-value="1927-04-20">
            <text:p>1927-04-20</text:p>
          </table:table-cell>
          <table:table-cell/>
          <table:table-cell table:style-name="ce8"/>
          <table:table-cell table:style-name="ce9" table:number-columns-repeated="3"/>
        </table:table-row>
        <table:table-row table:style-name="ro1">
          <table:table-cell table:number-columns-repeated="4"/>
          <table:table-cell table:style-name="ce8"/>
          <table:table-cell table:style-name="ce9" table:number-columns-repeated="3"/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0-06-14">
            <text:p>1930-06-14</text:p>
          </table:table-cell>
          <table:table-cell table:formula="of:=[.C15]-[.$C$13]" office:value-type="float" office:value="1151">
            <text:p>1151</text:p>
          </table:table-cell>
          <table:table-cell table:style-name="ce8" table:formula="of:=[.D15]/7" office:value-type="float" office:value="164.428571428571">
            <text:p>164.429</text:p>
          </table:table-cell>
          <table:table-cell table:style-name="ce9" table:formula="of:=[.D15]/11" office:value-type="float" office:value="104.636363636364">
            <text:p>104.636</text:p>
          </table:table-cell>
          <table:table-cell table:style-name="ce9" table:formula="of:=[.D15]/19" office:value-type="float" office:value="60.5789473684211">
            <text:p>60.579</text:p>
          </table:table-cell>
          <table:table-cell table:style-name="ce9" table:formula="of:=[.D15]/37" office:value-type="float" office:value="31.1081081081081">
            <text:p>31.108</text:p>
          </table:table-cell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0-08-01">
            <text:p>1930-08-01</text:p>
          </table:table-cell>
          <table:table-cell table:formula="of:=[.C16]-[.$C$13]" office:value-type="float" office:value="1199">
            <text:p>1199</text:p>
          </table:table-cell>
          <table:table-cell table:style-name="ce8" table:formula="of:=[.D16]/7" office:value-type="float" office:value="171.285714285714">
            <text:p>171.286</text:p>
          </table:table-cell>
          <table:table-cell table:style-name="ce9" table:formula="of:=[.D16]/11" office:value-type="float" office:value="109">
            <text:p>109.000</text:p>
          </table:table-cell>
          <table:table-cell table:style-name="ce9" table:formula="of:=[.D16]/19" office:value-type="float" office:value="63.1052631578947">
            <text:p>63.105</text:p>
          </table:table-cell>
          <table:table-cell table:style-name="ce9" table:formula="of:=[.D16]/37" office:value-type="float" office:value="32.4054054054054">
            <text:p>32.405</text:p>
          </table:table-cell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0-08-03">
            <text:p>1930-08-03</text:p>
          </table:table-cell>
          <table:table-cell table:formula="of:=[.C17]-[.$C$13]" office:value-type="float" office:value="1201">
            <text:p>1201</text:p>
          </table:table-cell>
          <table:table-cell table:style-name="ce8" table:formula="of:=[.D17]/7" office:value-type="float" office:value="171.571428571429">
            <text:p>171.571</text:p>
          </table:table-cell>
          <table:table-cell table:style-name="ce9" table:formula="of:=[.D17]/11" office:value-type="float" office:value="109.181818181818">
            <text:p>109.182</text:p>
          </table:table-cell>
          <table:table-cell table:style-name="ce9" table:formula="of:=[.D17]/19" office:value-type="float" office:value="63.2105263157895">
            <text:p>63.211</text:p>
          </table:table-cell>
          <table:table-cell table:style-name="ce9" table:formula="of:=[.D17]/37" office:value-type="float" office:value="32.4594594594595">
            <text:p>32.459</text:p>
          </table:table-cell>
        </table:table-row>
        <table:table-row table:style-name="ro1">
          <table:table-cell/>
          <table:table-cell office:value-type="string">
            <text:p>Date after:</text:p>
          </table:table-cell>
          <table:table-cell table:style-name="ce5" office:value-type="date" office:date-value="1930-09-10">
            <text:p>1930-09-10</text:p>
          </table:table-cell>
          <table:table-cell table:formula="of:=[.C18]-[.$C$13]" office:value-type="float" office:value="1239">
            <text:p>1239</text:p>
          </table:table-cell>
          <table:table-cell table:style-name="ce8" table:formula="of:=[.D18]/7" office:value-type="float" office:value="177">
            <text:p>177.000</text:p>
          </table:table-cell>
          <table:table-cell table:style-name="ce9" table:formula="of:=[.D18]/11" office:value-type="float" office:value="112.636363636364">
            <text:p>112.636</text:p>
          </table:table-cell>
          <table:table-cell table:style-name="ce9" table:formula="of:=[.D18]/19" office:value-type="float" office:value="65.2105263157895">
            <text:p>65.211</text:p>
          </table:table-cell>
          <table:table-cell table:style-name="ce9" table:formula="of:=[.D18]/37" office:value-type="float" office:value="33.4864864864865">
            <text:p>33.486</text:p>
          </table:table-cell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1-06-22">
            <text:p>1931-06-22</text:p>
          </table:table-cell>
          <table:table-cell table:formula="of:=[.C19]-[.$C$13]" office:value-type="float" office:value="1524">
            <text:p>1524</text:p>
          </table:table-cell>
          <table:table-cell table:style-name="ce8" table:formula="of:=[.D19]/7" office:value-type="float" office:value="217.714285714286">
            <text:p>217.714</text:p>
          </table:table-cell>
          <table:table-cell table:style-name="ce9" table:formula="of:=[.D19]/11" office:value-type="float" office:value="138.545454545455">
            <text:p>138.545</text:p>
          </table:table-cell>
          <table:table-cell table:style-name="ce9" table:formula="of:=[.D19]/19" office:value-type="float" office:value="80.2105263157895">
            <text:p>80.211</text:p>
          </table:table-cell>
          <table:table-cell table:style-name="ce9" table:formula="of:=[.D19]/37" office:value-type="float" office:value="41.1891891891892">
            <text:p>41.189</text:p>
          </table:table-cell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1-07-04">
            <text:p>1931-07-04</text:p>
          </table:table-cell>
          <table:table-cell table:formula="of:=[.C20]-[.$C$13]" office:value-type="float" office:value="1536">
            <text:p>1536</text:p>
          </table:table-cell>
          <table:table-cell table:style-name="ce8" table:formula="of:=[.D20]/7" office:value-type="float" office:value="219.428571428571">
            <text:p>219.429</text:p>
          </table:table-cell>
          <table:table-cell table:style-name="ce9" table:formula="of:=[.D20]/11" office:value-type="float" office:value="139.636363636364">
            <text:p>139.636</text:p>
          </table:table-cell>
          <table:table-cell table:style-name="ce9" table:formula="of:=[.D20]/19" office:value-type="float" office:value="80.8421052631579">
            <text:p>80.842</text:p>
          </table:table-cell>
          <table:table-cell table:style-name="ce9" table:formula="of:=[.D20]/37" office:value-type="float" office:value="41.5135135135135">
            <text:p>41.514</text:p>
          </table:table-cell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1-10-01">
            <text:p>1931-10-01</text:p>
          </table:table-cell>
          <table:table-cell table:formula="of:=[.C21]-[.$C$13]" office:value-type="float" office:value="1625">
            <text:p>1625</text:p>
          </table:table-cell>
          <table:table-cell table:style-name="ce8" table:formula="of:=[.D21]/7" office:value-type="float" office:value="232.142857142857">
            <text:p>232.143</text:p>
          </table:table-cell>
          <table:table-cell table:style-name="ce9" table:formula="of:=[.D21]/11" office:value-type="float" office:value="147.727272727273">
            <text:p>147.727</text:p>
          </table:table-cell>
          <table:table-cell table:style-name="ce9" table:formula="of:=[.D21]/19" office:value-type="float" office:value="85.5263157894737">
            <text:p>85.526</text:p>
          </table:table-cell>
          <table:table-cell table:style-name="ce9" table:formula="of:=[.D21]/37" office:value-type="float" office:value="43.9189189189189">
            <text:p>43.919</text:p>
          </table:table-cell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1-10-01">
            <text:p>1931-10-01</text:p>
          </table:table-cell>
          <table:table-cell table:formula="of:=[.C22]-[.$C$13]" office:value-type="float" office:value="1625">
            <text:p>1625</text:p>
          </table:table-cell>
          <table:table-cell table:style-name="ce8" table:formula="of:=[.D22]/7" office:value-type="float" office:value="232.142857142857">
            <text:p>232.143</text:p>
          </table:table-cell>
          <table:table-cell table:style-name="ce9" table:formula="of:=[.D22]/11" office:value-type="float" office:value="147.727272727273">
            <text:p>147.727</text:p>
          </table:table-cell>
          <table:table-cell table:style-name="ce9" table:formula="of:=[.D22]/19" office:value-type="float" office:value="85.5263157894737">
            <text:p>85.526</text:p>
          </table:table-cell>
          <table:table-cell table:style-name="ce9" table:formula="of:=[.D22]/37" office:value-type="float" office:value="43.9189189189189">
            <text:p>43.919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>
            <text:p>Inputs:</text:p>
          </table:table-cell>
          <table:table-cell table:style-name="ce1" office:value-type="string">
            <text:p>Difference</text:p>
          </table:table-cell>
          <table:table-cell table:style-name="ce7" office:value-type="string">
            <text:p>Diff divided by 7:</text:p>
          </table:table-cell>
          <table:table-cell table:style-name="ce7" office:value-type="string">
            <text:p>Diff divided by 11:</text:p>
          </table:table-cell>
          <table:table-cell table:style-name="ce7" office:value-type="string">
            <text:p>Diff divided by 19:</text:p>
          </table:table-cell>
          <table:table-cell table:style-name="ce7" office:value-type="string">
            <text:p>Diff divided by 37:</text:p>
          </table:table-cell>
        </table:table-row>
        <table:table-row table:style-name="ro3">
          <table:table-cell/>
          <table:table-cell office:value-type="string">
            <text:p>Date before:</text:p>
          </table:table-cell>
          <table:table-cell table:style-name="ce2" office:value-type="date" office:date-value="1926-09-13">
            <text:p>1926-09-13</text:p>
          </table:table-cell>
          <table:table-cell table:formula="of:=[.$C$34]-[.C27]" office:value-type="float" office:value="264">
            <text:p>264</text:p>
          </table:table-cell>
          <table:table-cell table:style-name="ce8" table:formula="of:=[.D27]/7" office:value-type="float" office:value="37.7142857142857">
            <text:p>37.714</text:p>
          </table:table-cell>
          <table:table-cell table:style-name="ce9" table:formula="of:=[.D27]/11" office:value-type="float" office:value="24">
            <text:p>24.000</text:p>
          </table:table-cell>
          <table:table-cell table:style-name="ce9" table:formula="of:=[.D27]/19" office:value-type="float" office:value="13.8947368421053">
            <text:p>13.895</text:p>
          </table:table-cell>
          <table:table-cell table:style-name="ce9" table:formula="of:=[.D27]/37" office:value-type="float" office:value="7.13513513513514">
            <text:p>7.135</text:p>
          </table:table-cell>
        </table:table-row>
        <table:table-row table:style-name="ro3">
          <table:table-cell/>
          <table:table-cell office:value-type="string">
            <text:p>Date before:</text:p>
          </table:table-cell>
          <table:table-cell table:style-name="ce2" office:value-type="date" office:date-value="1926-10-23">
            <text:p>1926-10-23</text:p>
          </table:table-cell>
          <table:table-cell table:formula="of:=[.$C$34]-[.C28]" office:value-type="float" office:value="224">
            <text:p>224</text:p>
          </table:table-cell>
          <table:table-cell table:style-name="ce8" table:formula="of:=[.D28]/7" office:value-type="float" office:value="32">
            <text:p>32.000</text:p>
          </table:table-cell>
          <table:table-cell table:style-name="ce9" table:formula="of:=[.D28]/11" office:value-type="float" office:value="20.3636363636364">
            <text:p>20.364</text:p>
          </table:table-cell>
          <table:table-cell table:style-name="ce9" table:formula="of:=[.D28]/19" office:value-type="float" office:value="11.7894736842105">
            <text:p>11.789</text:p>
          </table:table-cell>
          <table:table-cell table:style-name="ce9" table:formula="of:=[.D28]/37" office:value-type="float" office:value="6.05405405405405">
            <text:p>6.054</text:p>
          </table:table-cell>
        </table:table-row>
        <table:table-row table:style-name="ro3">
          <table:table-cell/>
          <table:table-cell office:value-type="string">
            <text:p>Date before:</text:p>
          </table:table-cell>
          <table:table-cell table:style-name="ce3" office:value-type="date" office:date-value="1927-01-24T21:00:00">
            <text:p>1927-01-24</text:p>
          </table:table-cell>
          <table:table-cell table:formula="of:=[.$C$34]-[.C29]" office:value-type="float" office:value="130.125">
            <text:p>130.125</text:p>
          </table:table-cell>
          <table:table-cell table:style-name="ce8" table:formula="of:=[.D29]/7" office:value-type="float" office:value="18.5892857142857">
            <text:p>18.589</text:p>
          </table:table-cell>
          <table:table-cell table:style-name="ce9" table:formula="of:=[.D29]/11" office:value-type="float" office:value="11.8295454545455">
            <text:p>11.830</text:p>
          </table:table-cell>
          <table:table-cell table:style-name="ce9" table:formula="of:=[.D29]/19" office:value-type="float" office:value="6.84868421052632">
            <text:p>6.849</text:p>
          </table:table-cell>
          <table:table-cell table:style-name="ce9" table:formula="of:=[.D29]/37" office:value-type="float" office:value="3.51689189189189">
            <text:p>3.517</text:p>
          </table:table-cell>
        </table:table-row>
        <table:table-row table:style-name="ro3">
          <table:table-cell/>
          <table:table-cell office:value-type="string">
            <text:p>Date before:</text:p>
          </table:table-cell>
          <table:table-cell table:style-name="ce3" office:value-type="date" office:date-value="1927-01-28">
            <text:p>1927-01-28</text:p>
          </table:table-cell>
          <table:table-cell table:formula="of:=[.$C$34]-[.C30]" office:value-type="float" office:value="127">
            <text:p>127</text:p>
          </table:table-cell>
          <table:table-cell table:style-name="ce8" table:formula="of:=[.D30]/7" office:value-type="float" office:value="18.1428571428571">
            <text:p>18.143</text:p>
          </table:table-cell>
          <table:table-cell table:style-name="ce9" table:formula="of:=[.D30]/11" office:value-type="float" office:value="11.5454545454545">
            <text:p>11.545</text:p>
          </table:table-cell>
          <table:table-cell table:style-name="ce9" table:formula="of:=[.D30]/19" office:value-type="float" office:value="6.68421052631579">
            <text:p>6.684</text:p>
          </table:table-cell>
          <table:table-cell table:style-name="ce9" table:formula="of:=[.D30]/37" office:value-type="float" office:value="3.43243243243243">
            <text:p>3.432</text:p>
          </table:table-cell>
        </table:table-row>
        <table:table-row table:style-name="ro3">
          <table:table-cell/>
          <table:table-cell office:value-type="string">
            <text:p>Date before:</text:p>
          </table:table-cell>
          <table:table-cell table:style-name="ce3" office:value-type="date" office:date-value="1927-02-07">
            <text:p>1927-02-07</text:p>
          </table:table-cell>
          <table:table-cell table:formula="of:=[.$C$34]-[.C31]" office:value-type="float" office:value="117">
            <text:p>117</text:p>
          </table:table-cell>
          <table:table-cell table:style-name="ce8" table:formula="of:=[.D31]/7" office:value-type="float" office:value="16.7142857142857">
            <text:p>16.714</text:p>
          </table:table-cell>
          <table:table-cell table:style-name="ce9" table:formula="of:=[.D31]/11" office:value-type="float" office:value="10.6363636363636">
            <text:p>10.636</text:p>
          </table:table-cell>
          <table:table-cell table:style-name="ce9" table:formula="of:=[.D31]/19" office:value-type="float" office:value="6.15789473684211">
            <text:p>6.158</text:p>
          </table:table-cell>
          <table:table-cell table:style-name="ce9" table:formula="of:=[.D31]/37" office:value-type="float" office:value="3.16216216216216">
            <text:p>3.162</text:p>
          </table:table-cell>
        </table:table-row>
        <table:table-row table:style-name="ro3">
          <table:table-cell/>
          <table:table-cell office:value-type="string">
            <text:p>Date before:</text:p>
          </table:table-cell>
          <table:table-cell table:style-name="ce3" office:value-type="date" office:date-value="1927-03-15">
            <text:p>1927-03-15</text:p>
          </table:table-cell>
          <table:table-cell table:formula="of:=[.$C$34]-[.C32]" office:value-type="float" office:value="81">
            <text:p>81</text:p>
          </table:table-cell>
          <table:table-cell table:style-name="ce8" table:formula="of:=[.D32]/7" office:value-type="float" office:value="11.5714285714286">
            <text:p>11.571</text:p>
          </table:table-cell>
          <table:table-cell table:style-name="ce9" table:formula="of:=[.D32]/11" office:value-type="float" office:value="7.36363636363636">
            <text:p>7.364</text:p>
          </table:table-cell>
          <table:table-cell table:style-name="ce9" table:formula="of:=[.D32]/19" office:value-type="float" office:value="4.26315789473684">
            <text:p>4.263</text:p>
          </table:table-cell>
          <table:table-cell table:style-name="ce9" table:formula="of:=[.D32]/37" office:value-type="float" office:value="2.18918918918919">
            <text:p>2.189</text:p>
          </table:table-cell>
        </table:table-row>
        <table:table-row table:style-name="ro1">
          <table:table-cell table:number-columns-repeated="2"/>
          <table:table-cell table:style-name="ce6"/>
          <table:table-cell/>
          <table:table-cell table:style-name="ce8"/>
          <table:table-cell table:style-name="ce9" table:number-columns-repeated="3"/>
        </table:table-row>
        <table:table-row table:style-name="ro3">
          <table:table-cell/>
          <table:table-cell office:value-type="string">
            <text:p>Base Date:</text:p>
          </table:table-cell>
          <table:table-cell table:style-name="ce4" office:value-type="date" office:date-value="1927-06-04">
            <text:p>1927-06-04</text:p>
          </table:table-cell>
          <table:table-cell/>
          <table:table-cell table:style-name="ce8"/>
          <table:table-cell table:style-name="ce9" table:number-columns-repeated="3"/>
        </table:table-row>
        <table:table-row table:style-name="ro1">
          <table:table-cell table:number-columns-repeated="2"/>
          <table:table-cell table:style-name="ce6"/>
          <table:table-cell/>
          <table:table-cell table:style-name="ce8"/>
          <table:table-cell table:style-name="ce9" table:number-columns-repeated="3"/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0-06-14">
            <text:p>1930-06-14</text:p>
          </table:table-cell>
          <table:table-cell table:formula="of:=[.$C$34]-[.C36]" office:value-type="float" office:value="-1106">
            <text:p>-1106</text:p>
          </table:table-cell>
          <table:table-cell table:style-name="ce8" table:formula="of:=[.D36]/7" office:value-type="float" office:value="-158">
            <text:p>-158.000</text:p>
          </table:table-cell>
          <table:table-cell table:style-name="ce9" table:formula="of:=[.D36]/11" office:value-type="float" office:value="-100.545454545455">
            <text:p>-100.545</text:p>
          </table:table-cell>
          <table:table-cell table:style-name="ce9" table:formula="of:=[.D36]/19" office:value-type="float" office:value="-58.2105263157895">
            <text:p>-58.211</text:p>
          </table:table-cell>
          <table:table-cell table:style-name="ce9" table:formula="of:=[.D36]/37" office:value-type="float" office:value="-29.8918918918919">
            <text:p>-29.892</text:p>
          </table:table-cell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0-08-01">
            <text:p>1930-08-01</text:p>
          </table:table-cell>
          <table:table-cell table:formula="of:=[.$C$34]-[.C37]" office:value-type="float" office:value="-1154">
            <text:p>-1154</text:p>
          </table:table-cell>
          <table:table-cell table:style-name="ce8" table:formula="of:=[.D37]/7" office:value-type="float" office:value="-164.857142857143">
            <text:p>-164.857</text:p>
          </table:table-cell>
          <table:table-cell table:style-name="ce9" table:formula="of:=[.D37]/11" office:value-type="float" office:value="-104.909090909091">
            <text:p>-104.909</text:p>
          </table:table-cell>
          <table:table-cell table:style-name="ce9" table:formula="of:=[.D37]/19" office:value-type="float" office:value="-60.7368421052632">
            <text:p>-60.737</text:p>
          </table:table-cell>
          <table:table-cell table:style-name="ce9" table:formula="of:=[.D37]/37" office:value-type="float" office:value="-31.1891891891892">
            <text:p>-31.189</text:p>
          </table:table-cell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0-08-03">
            <text:p>1930-08-03</text:p>
          </table:table-cell>
          <table:table-cell table:formula="of:=[.$C$34]-[.C38]" office:value-type="float" office:value="-1156">
            <text:p>-1156</text:p>
          </table:table-cell>
          <table:table-cell table:style-name="ce8" table:formula="of:=[.D38]/7" office:value-type="float" office:value="-165.142857142857">
            <text:p>-165.143</text:p>
          </table:table-cell>
          <table:table-cell table:style-name="ce9" table:formula="of:=[.D38]/11" office:value-type="float" office:value="-105.090909090909">
            <text:p>-105.091</text:p>
          </table:table-cell>
          <table:table-cell table:style-name="ce9" table:formula="of:=[.D38]/19" office:value-type="float" office:value="-60.8421052631579">
            <text:p>-60.842</text:p>
          </table:table-cell>
          <table:table-cell table:style-name="ce9" table:formula="of:=[.D38]/37" office:value-type="float" office:value="-31.2432432432432">
            <text:p>-31.243</text:p>
          </table:table-cell>
        </table:table-row>
        <table:table-row table:style-name="ro1">
          <table:table-cell/>
          <table:table-cell office:value-type="string">
            <text:p>Date after:</text:p>
          </table:table-cell>
          <table:table-cell table:style-name="ce5" office:value-type="date" office:date-value="1930-09-10">
            <text:p>1930-09-10</text:p>
          </table:table-cell>
          <table:table-cell table:formula="of:=[.$C$34]-[.C39]" office:value-type="float" office:value="-1194">
            <text:p>-1194</text:p>
          </table:table-cell>
          <table:table-cell table:style-name="ce8" table:formula="of:=[.D39]/7" office:value-type="float" office:value="-170.571428571429">
            <text:p>-170.571</text:p>
          </table:table-cell>
          <table:table-cell table:style-name="ce9" table:formula="of:=[.D39]/11" office:value-type="float" office:value="-108.545454545455">
            <text:p>-108.545</text:p>
          </table:table-cell>
          <table:table-cell table:style-name="ce9" table:formula="of:=[.D39]/19" office:value-type="float" office:value="-62.8421052631579">
            <text:p>-62.842</text:p>
          </table:table-cell>
          <table:table-cell table:style-name="ce9" table:formula="of:=[.D39]/37" office:value-type="float" office:value="-32.2702702702703">
            <text:p>-32.270</text:p>
          </table:table-cell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1-06-22">
            <text:p>1931-06-22</text:p>
          </table:table-cell>
          <table:table-cell table:formula="of:=[.$C$34]-[.C40]" office:value-type="float" office:value="-1479">
            <text:p>-1479</text:p>
          </table:table-cell>
          <table:table-cell table:style-name="ce8" table:formula="of:=[.D40]/7" office:value-type="float" office:value="-211.285714285714">
            <text:p>-211.286</text:p>
          </table:table-cell>
          <table:table-cell table:style-name="ce9" table:formula="of:=[.D40]/11" office:value-type="float" office:value="-134.454545454545">
            <text:p>-134.455</text:p>
          </table:table-cell>
          <table:table-cell table:style-name="ce9" table:formula="of:=[.D40]/19" office:value-type="float" office:value="-77.8421052631579">
            <text:p>-77.842</text:p>
          </table:table-cell>
          <table:table-cell table:style-name="ce9" table:formula="of:=[.D40]/37" office:value-type="float" office:value="-39.972972972973">
            <text:p>-39.973</text:p>
          </table:table-cell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1-07-04">
            <text:p>1931-07-04</text:p>
          </table:table-cell>
          <table:table-cell table:formula="of:=[.$C$34]-[.C41]" office:value-type="float" office:value="-1491">
            <text:p>-1491</text:p>
          </table:table-cell>
          <table:table-cell table:style-name="ce8" table:formula="of:=[.D41]/7" office:value-type="float" office:value="-213">
            <text:p>-213.000</text:p>
          </table:table-cell>
          <table:table-cell table:style-name="ce9" table:formula="of:=[.D41]/11" office:value-type="float" office:value="-135.545454545455">
            <text:p>-135.545</text:p>
          </table:table-cell>
          <table:table-cell table:style-name="ce9" table:formula="of:=[.D41]/19" office:value-type="float" office:value="-78.4736842105263">
            <text:p>-78.474</text:p>
          </table:table-cell>
          <table:table-cell table:style-name="ce9" table:formula="of:=[.D41]/37" office:value-type="float" office:value="-40.2972972972973">
            <text:p>-40.297</text:p>
          </table:table-cell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1-10-01">
            <text:p>1931-10-01</text:p>
          </table:table-cell>
          <table:table-cell table:formula="of:=[.$C$34]-[.C42]" office:value-type="float" office:value="-1580">
            <text:p>-1580</text:p>
          </table:table-cell>
          <table:table-cell table:style-name="ce8" table:formula="of:=[.D42]/7" office:value-type="float" office:value="-225.714285714286">
            <text:p>-225.714</text:p>
          </table:table-cell>
          <table:table-cell table:style-name="ce9" table:formula="of:=[.D42]/11" office:value-type="float" office:value="-143.636363636364">
            <text:p>-143.636</text:p>
          </table:table-cell>
          <table:table-cell table:style-name="ce9" table:formula="of:=[.D42]/19" office:value-type="float" office:value="-83.1578947368421">
            <text:p>-83.158</text:p>
          </table:table-cell>
          <table:table-cell table:style-name="ce9" table:formula="of:=[.D42]/37" office:value-type="float" office:value="-42.7027027027027">
            <text:p>-42.703</text:p>
          </table:table-cell>
        </table:table-row>
        <table:table-row table:style-name="ro3">
          <table:table-cell/>
          <table:table-cell office:value-type="string">
            <text:p>Date after:</text:p>
          </table:table-cell>
          <table:table-cell table:style-name="ce2" office:value-type="date" office:date-value="1931-10-01">
            <text:p>1931-10-01</text:p>
          </table:table-cell>
          <table:table-cell table:formula="of:=[.$C$34]-[.C43]" office:value-type="float" office:value="-1580">
            <text:p>-1580</text:p>
          </table:table-cell>
          <table:table-cell table:style-name="ce8" table:formula="of:=[.D43]/7" office:value-type="float" office:value="-225.714285714286">
            <text:p>-225.714</text:p>
          </table:table-cell>
          <table:table-cell table:style-name="ce9" table:formula="of:=[.D43]/11" office:value-type="float" office:value="-143.636363636364">
            <text:p>-143.636</text:p>
          </table:table-cell>
          <table:table-cell table:style-name="ce9" table:formula="of:=[.D43]/19" office:value-type="float" office:value="-83.1578947368421">
            <text:p>-83.158</text:p>
          </table:table-cell>
          <table:table-cell table:style-name="ce9" table:formula="of:=[.D43]/37" office:value-type="float" office:value="-42.7027027027027">
            <text:p>-42.703</text:p>
          </table:table-cell>
        </table:table-row>
        <table:table-row table:style-name="ro1" table:number-rows-repeated="104853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6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/00/0000</text:date>, <text:time style:data-style-name="N2" text:time-value="0000-00-00T09:19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2-27T16:32:55</meta:creation-date>
    <dc:date>2014-04-04T13:04:55</dc:date>
    <dc:creator>Ryan </dc:creator>
    <meta:editing-duration>PT5H22M12S</meta:editing-duration>
    <meta:editing-cycles>8</meta:editing-cycles>
    <meta:generator>LibreOffice/3.6$Linux_X86_64 LibreOffice_project/360m1$Build-304</meta:generator>
    <meta:document-statistic meta:table-count="1" meta:cell-count="213" meta:object-count="0"/>
  </office:meta>
</office:document-meta>
</file>